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-16941" calcext:value-type="float">
            <text:p>-16941</text:p>
          </table:table-cell>
          <table:table-cell/>
          <table:table-cell table:formula="of:=[.E61]-[.E60]" office:value-type="float" office:value="-15746" calcext:value-type="float">
            <text:p>-15746</text:p>
          </table:table-cell>
          <table:table-cell/>
          <table:table-cell table:formula="of:=[.H60]+[.G61]" office:value-type="float" office:value="14274" calcext:value-type="float">
            <text:p>14274</text:p>
          </table:table-cell>
          <table:table-cell/>
          <table:table-cell table:formula="of:=[.I61]-[.I60]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14274" calcext:value-type="float">
            <text:p>14274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14274" calcext:value-type="float">
            <text:p>14274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14274" calcext:value-type="float">
            <text:p>14274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14274" calcext:value-type="float">
            <text:p>14274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14274" calcext:value-type="float">
            <text:p>14274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14274" calcext:value-type="float">
            <text:p>14274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14274" calcext:value-type="float">
            <text:p>14274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14274" calcext:value-type="float">
            <text:p>14274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14274" calcext:value-type="float">
            <text:p>14274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14274" calcext:value-type="float">
            <text:p>14274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14274" calcext:value-type="float">
            <text:p>14274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14274" calcext:value-type="float">
            <text:p>14274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14274" calcext:value-type="float">
            <text:p>14274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14274" calcext:value-type="float">
            <text:p>14274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14274" calcext:value-type="float">
            <text:p>14274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14274" calcext:value-type="float">
            <text:p>14274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14274" calcext:value-type="float">
            <text:p>14274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14274" calcext:value-type="float">
            <text:p>14274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14274" calcext:value-type="float">
            <text:p>14274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14274" calcext:value-type="float">
            <text:p>14274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14274" calcext:value-type="float">
            <text:p>14274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14274" calcext:value-type="float">
            <text:p>14274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14274" calcext:value-type="float">
            <text:p>14274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14274" calcext:value-type="float">
            <text:p>14274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14274" calcext:value-type="float">
            <text:p>14274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14274" calcext:value-type="float">
            <text:p>14274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14274" calcext:value-type="float">
            <text:p>14274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14274" calcext:value-type="float">
            <text:p>14274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14274" calcext:value-type="float">
            <text:p>14274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14274" calcext:value-type="float">
            <text:p>14274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14274" calcext:value-type="float">
            <text:p>14274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14274" calcext:value-type="float">
            <text:p>14274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14274" calcext:value-type="float">
            <text:p>14274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14274" calcext:value-type="float">
            <text:p>14274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14274" calcext:value-type="float">
            <text:p>14274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14274" calcext:value-type="float">
            <text:p>14274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14274" calcext:value-type="float">
            <text:p>14274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14274" calcext:value-type="float">
            <text:p>14274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14274" calcext:value-type="float">
            <text:p>14274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14274" calcext:value-type="float">
            <text:p>14274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14274" calcext:value-type="float">
            <text:p>14274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14274" calcext:value-type="float">
            <text:p>14274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14274" calcext:value-type="float">
            <text:p>14274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14274" calcext:value-type="float">
            <text:p>14274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14274" calcext:value-type="float">
            <text:p>14274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14274" calcext:value-type="float">
            <text:p>14274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14274" calcext:value-type="float">
            <text:p>14274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14274" calcext:value-type="float">
            <text:p>14274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 style:data-style-name="N2" text:time-value="00:23:12.629217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7-27T01:26:00.869825564</dc:date>
    <meta:editing-cycles>70</meta:editing-cycles>
    <meta:editing-duration>P9DT1H49M54S</meta:editing-duration>
    <meta:generator>LibreOffice/6.0.3.2$Linux_X86_64 LibreOffice_project/00m0$Build-2</meta:generator>
    <meta:document-statistic meta:table-count="1" meta:cell-count="8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